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>
      <style:text-properties officeooo:paragraph-rsid="001bd329"/>
    </style:style>
    <style:style style:name="P10" style:family="paragraph" style:parent-style-name="Text_20_body">
      <style:text-properties officeooo:paragraph-rsid="001bd329"/>
    </style:style>
    <style:style style:name="P1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language="es" fo:country="ES"/>
    </style:style>
    <style:style style:name="T4" style:family="text">
      <style:text-properties officeooo:rsid="002ab4e1"/>
    </style:style>
    <style:style style:name="T5" style:family="text">
      <style:text-properties officeooo:rsid="002c346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7.97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8.44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3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8.916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actividad_1_3</text:file-name></text:p>
      <text:p text:style-name="P5">Marcos Miquel Lisarde</text:p>
      <text:p text:style-name="P2"/>
      <text:p text:style-name="P1"/>
      <text:list text:style-name="L4">
        <text:list-item>
          <text:p text:style-name="P9"><text:bookmark text:name="yui_3_18_1_1_1758693987965_77"/><text:bookmark text:name="yui_3_18_1_1_1758693987965_74"/><text:bookmark text:name="yui_3_18_1_1_1758693987965_75"/><text:bookmark text:name="yui_3_18_1_1_1758693987965_76"/><text:span text:style-name="T2">¿Qué ventajas tendría para un instituto migrar sus aulas virtuales a la nube?</text:span></text:p>
        </text:list-item>
      </text:list>
      <text:p text:style-name="P10">Migrar las aulas virtuales de un instituto a la nube aportaría varias ventajas claras. En primer lugar, la accesibilidad sería mucho mayor, ya que tanto profesores como alumnos podrían entrar a la plataforma desde cualquier lugar y dispositivo. Además, la nube permite escalar los recursos fácilmente: si aumenta el número de alumnos o el tráfico en la plataforma, se puede ampliar la capacidad sin necesidad de comprar servidores nuevos. </text:p>
      <text:p text:style-name="P10"/>
      <text:list text:style-name="L2">
        <text:list-item>
          <text:p text:style-name="P7">¿Qué riesgos puede suponer depender de un proveedor externo para todos los datos?</text:p>
        </text:list-item>
      </text:list>
      <text:p text:style-name="Text_20_body">Al depender de un proveedor externo, el instituto deja de tener un control total sobre sus datos. Si el proveedor sufre una caída del servicio, un ataque informático o <text:span text:style-name="T4">por alguna otra razón deja de ofrecer el servicio</text:span>, el acceso a las aulas virtuales se vería comprometido. Otro riesgo es la exposición de datos sensibles <text:span text:style-name="T4">y</text:span>a que al estar alojados en servidores externos se convierten en un posible objetivo de ataques.</text:p>
      <text:p text:style-name="Text_20_body"/>
      <text:list text:style-name="L3">
        <text:list-item>
          <text:p text:style-name="P8"><text:span text:style-name="T3">¿Cómo cambiaría el trabajo de un administrador de sistemas al pasar de on-premise a cloud?</text:span></text:p>
        </text:list-item>
      </text:list>
      <text:p text:style-name="Text_20_body">En un entorno on-premise, gran parte de su labor se centra en el mantenimiento físico de servidores, la instalación de actualizaciones, la gestión de copias de seguridad y la resolución de problemas de hardware o red. En cambio, al pasar a la nube, el rol se orienta más hacia la supervisión, la configuración y la optimización de los servicios contratados. <text:span text:style-name="T5">Es decir</text:span>, pasaría de <text:span text:style-name="T5">mantener máquinas</text:span> a un gestor de servicios en la nub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7.97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8.916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3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8.44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actividad_1_3</text:file-name><draw:custom-shape text:anchor-type="char" draw:z-index="0" draw:name="PowerPlusWaterMarkObject 1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actividad_1_3</text:file-name><draw:custom-shape text:anchor-type="char" draw:z-index="1" draw:name="PowerPlusWaterMarkObject 2" draw:style-name="Mgr1" draw:text-style-name="MP1" svg:width="16.999cm" svg:height="7.977cm" draw:transform="rotate (0.785398163397448) translate (-0.432152777777778cm 15.1872638888889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8.915cm" draw:transform="rotate (0.785398163397448) translate (-0.481541666666667cm 17.0516944444444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5.349cm" draw:transform="skewX (6.10816986600918E-017) 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8.446cm" draw:transform="skewX (-9.7998587848995E-017) 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09-24T08:32:49.972817417</dc:date>
    <meta:editing-duration>PT42M12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2" meta:paragraph-count="12" meta:word-count="268" meta:character-count="1593" meta:non-whitespace-character-count="1335"/>
  </office:meta>
</office:document-meta>
</file>